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cc0f0" officeooo:paragraph-rsid="001cc0f0"/>
    </style:style>
    <style:style style:name="P2" style:family="paragraph" style:parent-style-name="Standard">
      <style:text-properties style:text-underline-style="none" officeooo:rsid="001d02b2" officeooo:paragraph-rsid="001d02b2"/>
    </style:style>
    <style:style style:name="P3" style:family="paragraph" style:parent-style-name="Standard">
      <style:text-properties style:text-underline-style="none" officeooo:rsid="001edda1" officeooo:paragraph-rsid="001edda1"/>
    </style:style>
    <style:style style:name="P4" style:family="paragraph" style:parent-style-name="Standard">
      <style:text-properties style:text-underline-style="none" officeooo:rsid="0024f16f" officeooo:paragraph-rsid="0024f16f"/>
    </style:style>
    <style:style style:name="P5" style:family="paragraph" style:parent-style-name="Standard">
      <style:paragraph-properties fo:break-before="page"/>
      <style:text-properties style:text-underline-style="none" officeooo:rsid="0024f16f" officeooo:paragraph-rsid="0024f16f"/>
    </style:style>
    <style:style style:name="P6" style:family="paragraph" style:parent-style-name="Standard">
      <style:text-properties style:text-underline-style="none" officeooo:rsid="002b1f05" officeooo:paragraph-rsid="002b1f05"/>
    </style:style>
    <style:style style:name="P7" style:family="paragraph" style:parent-style-name="Standard">
      <style:paragraph-properties fo:break-before="page"/>
      <style:text-properties style:text-underline-style="none" officeooo:rsid="002b1f05" officeooo:paragraph-rsid="002b1f05"/>
    </style:style>
    <style:style style:name="P8" style:family="paragraph" style:parent-style-name="Standard">
      <style:text-properties style:text-underline-style="none" officeooo:rsid="002f8629" officeooo:paragraph-rsid="002f8629"/>
    </style:style>
    <style:style style:name="P9" style:family="paragraph" style:parent-style-name="Standard">
      <style:text-properties style:text-underline-style="none" officeooo:rsid="003422d6" officeooo:paragraph-rsid="003422d6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1cc0f0" officeooo:paragraph-rsid="001cc0f0"/>
    </style:style>
    <style:style style:name="T1" style:family="text">
      <style:text-properties officeooo:rsid="001edda1"/>
    </style:style>
    <style:style style:name="T2" style:family="text">
      <style:text-properties officeooo:rsid="0020c678"/>
    </style:style>
    <style:style style:name="T3" style:family="text">
      <style:text-properties officeooo:rsid="002174cd"/>
    </style:style>
    <style:style style:name="T4" style:family="text">
      <style:text-properties officeooo:rsid="002229b1"/>
    </style:style>
    <style:style style:name="T5" style:family="text">
      <style:text-properties officeooo:rsid="00224fa7"/>
    </style:style>
    <style:style style:name="T6" style:family="text">
      <style:text-properties officeooo:rsid="00237995"/>
    </style:style>
    <style:style style:name="T7" style:family="text">
      <style:text-properties officeooo:rsid="002469d4"/>
    </style:style>
    <style:style style:name="T8" style:family="text">
      <style:text-properties officeooo:rsid="0025fab0"/>
    </style:style>
    <style:style style:name="T9" style:family="text">
      <style:text-properties officeooo:rsid="00269375"/>
    </style:style>
    <style:style style:name="T10" style:family="text">
      <style:text-properties officeooo:rsid="002711ce"/>
    </style:style>
    <style:style style:name="T11" style:family="text">
      <style:text-properties officeooo:rsid="002c510f"/>
    </style:style>
    <style:style style:name="T12" style:family="text">
      <style:text-properties officeooo:rsid="002dc589"/>
    </style:style>
    <style:style style:name="T13" style:family="text">
      <style:text-properties officeooo:rsid="00313b13"/>
    </style:style>
    <style:style style:name="T14" style:family="text">
      <style:text-properties officeooo:rsid="00324a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ulture d’entreprise</text:p>
      <text:p text:style-name="P10">Déterminante et invisible</text:p>
      <text:p text:style-name="P1"/>
      <text:p text:style-name="P2">⇒ Intro</text:p>
      <text:p text:style-name="P2"><text:tab/>-Ensemble de façon de penser et d’agir</text:p>
      <text:p text:style-name="P2"><text:tab/><text:tab/>-Ensemble de façon d’organiser et de produire</text:p>
      <text:p text:style-name="P2"><text:tab/>- Système composé de valeurs, de croyances de comportements habituels et de pratique<text:span text:style-name="T1">s</text:span> <text:tab/>spécifique<text:span text:style-name="T1">s</text:span></text:p>
      <text:p text:style-name="P3"><text:tab/><text:tab/>-<text:span text:style-name="T2">Système qui produit un ensemble de règles, formaliser ou non, connue de tous</text:span></text:p>
      <text:p text:style-name="P3"><text:tab/>-<text:span text:style-name="T2">Souvent peu explicite à l’intérieur de l’entreprise elle même</text:span></text:p>
      <text:p text:style-name="P3"><text:tab/><text:tab/>-<text:span text:style-name="T2">Culture pratiquement pas perceptible </text:span></text:p>
      <text:p text:style-name="P3"><text:tab/>-<text:span text:style-name="T2">L’histoire d’entreprise résulte d’un empilement de strates historiques</text:span></text:p>
      <text:p text:style-name="P3"><text:tab/><text:tab/>-<text:span text:style-name="T2">Les traces laisser par le fondateur</text:span></text:p>
      <text:p text:style-name="P3"><text:tab/><text:tab/>- <text:span text:style-name="T2">Les différents évènements</text:span></text:p>
      <text:p text:style-name="P3"><text:tab/>-<text:span text:style-name="T2">Comparable à la personnalité d’un individu</text:span></text:p>
      <text:p text:style-name="P3"><text:tab/><text:tab/>-<text:span text:style-name="T2">Chaque culture est unique</text:span></text:p>
      <text:p text:style-name="P3"><text:tab/>-<text:span text:style-name="T3">Décrire la culture n’est pas facile</text:span></text:p>
      <text:p text:style-name="P3"><text:tab/><text:tab/>-<text:span text:style-name="T3">Système humain complexe</text:span></text:p>
      <text:p text:style-name="P3"><text:tab/><text:tab/>-<text:span text:style-name="T3">Une grande partie de cette culture reste invisible</text:span></text:p>
      <text:p text:style-name="P3"><text:tab/>-<text:span text:style-name="T4">La culture d’entreprise est souvent réduite à un système de valeur</text:span></text:p>
      <text:p text:style-name="P3"><text:tab/>-<text:span text:style-name="T4">Nombreux composants identifiable</text:span></text:p>
      <text:p text:style-name="P3"><text:tab/><text:tab/>-<text:span text:style-name="T4">Histoire de l’entreprise</text:span></text:p>
      <text:p text:style-name="P3"><text:tab/><text:tab/>-<text:span text:style-name="T4">Rites</text:span></text:p>
      <text:p text:style-name="P3"><text:tab/><text:tab/>-<text:span text:style-name="T5">Contexte culturel initial</text:span></text:p>
      <text:p text:style-name="P3"><text:tab/><text:tab/>-<text:span text:style-name="T5">Symboles</text:span></text:p>
      <text:p text:style-name="P3"><text:tab/><text:tab/>-<text:span text:style-name="T5">Structure de pouvoir</text:span></text:p>
      <text:p text:style-name="P3"><text:tab/><text:tab/>-<text:span text:style-name="T5">Héros</text:span></text:p>
      <text:p text:style-name="P3"><text:tab/><text:tab/>-<text:span text:style-name="T6">Valeurs</text:span></text:p>
      <text:p text:style-name="P3"><text:tab/><text:tab/>-<text:span text:style-name="T6">Croyance</text:span></text:p>
      <text:p text:style-name="P3"><text:tab/><text:tab/>-<text:span text:style-name="T6">Mythes</text:span></text:p>
      <text:p text:style-name="P3"><text:tab/><text:tab/>-<text:span text:style-name="T6">Codes vestimentaires</text:span></text:p>
      <text:p text:style-name="P3"><text:tab/><text:tab/>-<text:span text:style-name="T7">Langage précis</text:span></text:p>
      <text:p text:style-name="P3"><text:tab/><text:tab/>-<text:span text:style-name="T7">Méthodes de travail</text:span></text:p>
      <text:p text:style-name="P3"><text:tab/><text:tab/>-<text:span text:style-name="T7">Habitude socio-culturelles</text:span></text:p>
      <text:p text:style-name="P3"><text:tab/><text:tab/>-<text:span text:style-name="T7">Espaces et lieux de références</text:span></text:p>
      <text:p text:style-name="P3"/>
      <text:p text:style-name="P4">=&gt; Composantes de la culture d’entreprise</text:p>
      <text:p text:style-name="P4"><text:tab/>-Ces composante pas unique</text:p>
      <text:p text:style-name="P4"><text:tab/>-Les modèles culturel sont aussi nombreux et vaste que le sont les entreprises</text:p>
      <text:p text:style-name="P4"/>
      <text:p text:style-name="P5"/>
      <text:p text:style-name="P4">⇒ Les croyances</text:p>
      <text:p text:style-name="P4"><text:tab/>-Croyance collective :</text:p>
      <text:p text:style-name="P4"><text:tab/><text:tab/>-Préjugé partagé par les membres de l’entreprise</text:p>
      <text:p text:style-name="P4"><text:tab/><text:tab/><text:tab/>-Certitude subjective<text:tab/></text:p>
      <text:p text:style-name="P4"><text:tab/><text:tab/><text:tab/>-<text:span text:style-name="T8">Elle produit une forme d’adhésion affective sur une façon d’envisager le <text:tab/><text:tab/><text:tab/><text:tab/>monde</text:span></text:p>
      <text:p text:style-name="P4"><text:tab/>-<text:span text:style-name="T9">Le problème d’une croyances, c’est qu’elle dit vrai</text:span></text:p>
      <text:p text:style-name="P4"><text:tab/><text:tab/>-<text:span text:style-name="T9">Mais partiellement</text:span></text:p>
      <text:p text:style-name="P4"><text:tab/><text:tab/><text:tab/>-<text:span text:style-name="T9">Certaines organisations vocation = innovation</text:span></text:p>
      <text:p text:style-name="P4"><text:tab/>-<text:span text:style-name="T9">La croyance est une certitude</text:span></text:p>
      <text:p text:style-name="P4"><text:tab/>-<text:span text:style-name="T10">Jamais remise en question car elle produit l’identité</text:span></text:p>
      <text:p text:style-name="P4"><text:tab/><text:tab/>-<text:span text:style-name="T10">Souvent le marché qui se charge de la bousculer</text:span></text:p>
      <text:p text:style-name="P4"><text:tab/>-<text:span text:style-name="T10">Chez Renault court une croyance qui veux que ce soit une entreprise qui invente en <text:tab/><text:tab/><text:tab/>permanence</text:span></text:p>
      <text:p text:style-name="P6"/>
      <text:p text:style-name="P6">⇒ Les valeurs<text:tab/></text:p>
      <text:p text:style-name="P6"><text:tab/>-Une valeur c’est une préférence entre 2 qualités</text:p>
      <text:p text:style-name="P6"><text:tab/>-Aspiration philosophique, morale, sociale ou politique</text:p>
      <text:p text:style-name="P6"><text:tab/><text:tab/>-Une valeur présente un fort potentiel d’investissement </text:p>
      <text:p text:style-name="P6"><text:tab/>-Ces valeurs constituent des points de repères pour chacun des collaborateurs</text:p>
      <text:p text:style-name="P6"><text:tab/>-<text:span text:style-name="T11">Les valeurs produisent une trame, un tissu propre à une communauté</text:span></text:p>
      <text:p text:style-name="P6"><text:tab/>-<text:span text:style-name="T12">3 niveaux de valeurs</text:span></text:p>
      <text:p text:style-name="P6"><text:tab/><text:tab/>-<text:span text:style-name="T12">Valeurs déclarées</text:span></text:p>
      <text:p text:style-name="P6"><text:tab/><text:tab/>-<text:span text:style-name="T12">Valeurs apparentes</text:span></text:p>
      <text:p text:style-name="P6"><text:tab/><text:tab/>-<text:span text:style-name="T12">Valeurs opérantes qui prévalent dans le fonctionnement réel de l’entreprise</text:span></text:p>
      <text:p text:style-name="P6"/>
      <text:p text:style-name="P8">⇒ Les empreintes </text:p>
      <text:p text:style-name="P8"><text:tab/>-L’histoire est avec l’empreinte nationale</text:p>
      <text:p text:style-name="P8"><text:tab/><text:tab/>-Contexte historique de la création de l’entreprise</text:p>
      <text:p text:style-name="P8"><text:tab/><text:tab/>-Trace laissé par les réussite et les échecs</text:p>
      <text:p text:style-name="P8"><text:tab/><text:tab/>-Personnalité et politique des fondateurs</text:p>
      <text:p text:style-name="P8"><text:tab/>-La culture nationale du fondateur teinte la culture de l’entreprise</text:p>
      <text:p text:style-name="P6"><text:tab/>-<text:span text:style-name="T13">Culture différents selon les pays</text:span></text:p>
      <text:p text:style-name="P6"><text:tab/><text:tab/>-<text:span text:style-name="T13">France : logique de l’honneur, qui valorise le travail bien fait</text:span></text:p>
      <text:p text:style-name="P6"><text:tab/><text:tab/>-<text:span text:style-name="T13">Les américains : image idéale du contrat</text:span></text:p>
      <text:p text:style-name="P6"><text:tab/>-<text:span text:style-name="T13">Culture marqué par le pays d’origine d’une entreprise, autant que son histoire propre</text:span></text:p>
      <text:p text:style-name="P6"><text:tab/>-<text:span text:style-name="T13">Les entreprises passe par de grandes phases clés qui les marques</text:span></text:p>
      <text:p text:style-name="P6"><text:tab/><text:tab/>-<text:span text:style-name="T13">Grèves</text:span></text:p>
      <text:p text:style-name="P6"><text:tab/><text:tab/>-<text:span text:style-name="T13">Changement de dirigeant</text:span></text:p>
      <text:p text:style-name="P6"><text:tab/><text:tab/>-<text:span text:style-name="T13">Évolution de la structure</text:span></text:p>
      <text:p text:style-name="P6"><text:tab/><text:tab/>-<text:span text:style-name="T13">Fusion acquisition </text:span></text:p>
      <text:p text:style-name="P6"><text:tab/><text:tab/>-<text:span text:style-name="T14">Mondialisation</text:span></text:p>
      <text:p text:style-name="P6"/>
      <text:p text:style-name="P7"/>
      <text:p text:style-name="P9">⇒ Le cœur de métier</text:p>
      <text:p text:style-name="P9"><text:tab/>-Les cultures d’entreprises naissent et se développe au sein d’autre culture préexistante</text:p>
      <text:p text:style-name="P9"><text:tab/><text:tab/>-Familiales</text:p>
      <text:p text:style-name="P9"><text:tab/><text:tab/>-Nationales ou régionales</text:p>
      <text:p text:style-name="P9"><text:tab/><text:tab/>-Mais aussi socioprofessionnelles</text:p>
      <text:p text:style-name="P9"><text:tab/>-Chaque profession possède</text:p>
      <text:p text:style-name="P9"><text:tab/><text:tab/>-Ses codes</text:p>
      <text:p text:style-name="P9"><text:tab/><text:tab/>- Ses valeurs</text:p>
      <text:p text:style-name="P9"><text:tab/><text:tab/>-Ses normes</text:p>
      <text:p text:style-name="P9"><text:tab/><text:tab/>-D’une certaine façon sa cultu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08:00:06.173304036</meta:creation-date>
    <dc:date>2022-10-06T08:52:51.770001890</dc:date>
    <meta:editing-duration>PT52M38S</meta:editing-duration>
    <meta:editing-cycles>22</meta:editing-cycles>
    <meta:generator>LibreOffice/7.3.6.2$Linux_X86_64 LibreOffice_project/30$Build-2</meta:generator>
    <meta:document-statistic meta:table-count="0" meta:image-count="0" meta:object-count="0" meta:page-count="3" meta:paragraph-count="84" meta:word-count="451" meta:character-count="3231" meta:non-whitespace-character-count="2722"/>
  </office:meta>
</office:document-meta>
</file>